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ion.startSer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nectio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nection.client( String path , IO .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reateEn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nection.ns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lien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cre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nection.client( IO .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